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2.969cm"/>
    </style:style>
    <style:style style:name="co16" style:family="table-column">
      <style:table-column-properties fo:break-before="auto" style:column-width="2.992cm"/>
    </style:style>
    <style:style style:name="co17" style:family="table-column">
      <style:table-column-properties fo:break-before="auto" style:column-width="2.858cm"/>
    </style:style>
    <style:style style:name="co18" style:family="table-column">
      <style:table-column-properties fo:break-before="auto" style:column-width="3.103cm"/>
    </style:style>
    <style:style style:name="co19" style:family="table-column">
      <style:table-column-properties fo:break-before="auto" style:column-width="3.126cm"/>
    </style:style>
    <style:style style:name="co20" style:family="table-column">
      <style:table-column-properties fo:break-before="auto" style:column-width="2.745cm"/>
    </style:style>
    <style:style style:name="co21" style:family="table-column">
      <style:table-column-properties fo:break-before="auto" style:column-width="4.953cm"/>
    </style:style>
    <style:style style:name="co22" style:family="table-column">
      <style:table-column-properties fo:break-before="auto" style:column-width="2.611cm"/>
    </style:style>
    <style:style style:name="co23" style:family="table-column">
      <style:table-column-properties fo:break-before="auto" style:column-width="6.156cm"/>
    </style:style>
    <style:style style:name="co24" style:family="table-column">
      <style:table-column-properties fo:break-before="auto" style:column-width="11.853cm"/>
    </style:style>
    <style:style style:name="co25" style:family="table-column">
      <style:table-column-properties fo:break-before="auto" style:column-width="3.064cm"/>
    </style:style>
    <style:style style:name="co26" style:family="table-column">
      <style:table-column-properties fo:break-before="auto" style:column-width="9.433cm"/>
    </style:style>
    <style:style style:name="co27" style:family="table-column">
      <style:table-column-properties fo:break-before="auto" style:column-width="2.704cm"/>
    </style:style>
    <style:style style:name="co28" style:family="table-column">
      <style:table-column-properties fo:break-before="auto" style:column-width="3.32cm"/>
    </style:style>
    <style:style style:name="co29" style:family="table-column">
      <style:table-column-properties fo:break-before="auto" style:column-width="2.3cm"/>
    </style:style>
    <style:style style:name="co30" style:family="table-column">
      <style:table-column-properties fo:break-before="auto" style:column-width="2.916cm"/>
    </style:style>
    <style:style style:name="co31" style:family="table-column">
      <style:table-column-properties fo:break-before="auto" style:column-width="3.404cm"/>
    </style:style>
    <style:style style:name="co32" style:family="table-column">
      <style:table-column-properties fo:break-before="auto" style:column-width="3.679cm"/>
    </style:style>
    <style:style style:name="co33" style:family="table-column">
      <style:table-column-properties fo:break-before="auto" style:column-width="11.599cm"/>
    </style:style>
    <style:style style:name="co34" style:family="table-column">
      <style:table-column-properties fo:break-before="auto" style:column-width="1.833cm"/>
    </style:style>
    <style:style style:name="co35" style:family="table-column">
      <style:table-column-properties fo:break-before="auto" style:column-width="2.852cm"/>
    </style:style>
    <style:style style:name="co36" style:family="table-column">
      <style:table-column-properties fo:break-before="auto" style:column-width="3.893cm"/>
    </style:style>
    <style:style style:name="co37" style:family="table-column">
      <style:table-column-properties fo:break-before="auto" style:column-width="1.875cm"/>
    </style:style>
    <style:style style:name="co38" style:family="table-column">
      <style:table-column-properties fo:break-before="auto" style:column-width="1.536cm"/>
    </style:style>
    <style:style style:name="co39" style:family="table-column">
      <style:table-column-properties fo:break-before="auto" style:column-width="2.491cm"/>
    </style:style>
    <style:style style:name="co40" style:family="table-column">
      <style:table-column-properties fo:break-before="auto" style:column-width="2.342cm"/>
    </style:style>
    <style:style style:name="co41" style:family="table-column">
      <style:table-column-properties fo:break-before="auto" style:column-width="22.83cm"/>
    </style:style>
    <style:style style:name="co42" style:family="table-column">
      <style:table-column-properties fo:break-before="auto" style:column-width="23.403cm"/>
    </style:style>
    <style:style style:name="co43" style:family="table-column">
      <style:table-column-properties fo:break-before="auto" style:column-width="3.44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3cm" fo:break-before="auto" style:use-optimal-row-height="true"/>
    </style:style>
    <style:style style:name="ro4" style:family="table-row">
      <style:table-row-properties style:row-height="9.35cm" fo:break-before="auto" style:use-optimal-row-height="true"/>
    </style:style>
    <style:style style:name="ro5" style:family="table-row">
      <style:table-row-properties style:row-height="7.735cm" fo:break-before="auto" style:use-optimal-row-height="true"/>
    </style:style>
    <style:style style:name="ro6" style:family="table-row">
      <style:table-row-properties style:row-height="11.363cm" fo:break-before="auto" style:use-optimal-row-height="true"/>
    </style:style>
    <style:style style:name="ro7" style:family="table-row">
      <style:table-row-properties style:row-height="9.753cm" fo:break-before="auto" style:use-optimal-row-height="true"/>
    </style:style>
    <style:style style:name="ro8" style:family="table-row">
      <style:table-row-properties style:row-height="8.139cm" fo:break-before="auto" style:use-optimal-row-height="true"/>
    </style:style>
    <style:style style:name="ro9" style:family="table-row">
      <style:table-row-properties style:row-height="6.911cm" fo:break-before="auto" style:use-optimal-row-height="true"/>
    </style:style>
    <style:style style:name="ro10" style:family="table-row">
      <style:table-row-properties style:row-height="13.792cm" fo:break-before="auto" style:use-optimal-row-height="true"/>
    </style:style>
    <style:style style:name="ro11" style:family="table-row">
      <style:table-row-properties style:row-height="7.331cm" fo:break-before="auto" style:use-optimal-row-height="true"/>
    </style:style>
    <style:style style:name="ro12" style:family="table-row">
      <style:table-row-properties style:row-height="6.509cm" fo:break-before="auto" style:use-optimal-row-height="true"/>
    </style:style>
    <style:style style:name="ro13" style:family="table-row">
      <style:table-row-properties style:row-height="7.74cm" fo:break-before="auto" style:use-optimal-row-height="true"/>
    </style:style>
    <style:style style:name="ro14" style:family="table-row">
      <style:table-row-properties style:row-height="8.544cm" fo:break-before="auto" style:use-optimal-row-height="true"/>
    </style:style>
    <style:style style:name="ro15"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10000"/>
    <style:style style:name="ce5" style:family="table-cell" style:parent-style-name="Default" style:data-style-name="N10000"/>
    <style:style style:name="ce12"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color="#c9211e" style:text-underline-style="solid" style:text-underline-width="auto" style:text-underline-color="font-color"/>
    </style:style>
    <style:style style:name="T6" style:family="text">
      <style:text-properties fo:color="#ff8000" fo:font-weight="bold" style:text-underline-style="none" style:text-underline-color="font-color" style:font-weight-asian="bold" style:font-weight-complex="bold"/>
    </style:style>
    <style:style style:name="T7" style:family="text">
      <style:text-properties style:text-underline-style="none" style:text-underline-color="font-color"/>
    </style:style>
    <style:style style:name="T8" style:family="text">
      <style:text-properties style:text-underline-style="none" style:text-underline-color="font-color" fo:color="#c9211e"/>
    </style:style>
    <style:style style:name="T9" style:family="text">
      <style:text-properties fo:font-weight="normal" style:font-weight-asian="normal" style:font-weight-complex="normal"/>
    </style:style>
    <style:style style:name="T10" style:family="text">
      <style:text-properties fo:font-weight="normal" style:font-weight-asian="normal" style:font-weight-complex="normal" fo:color="#c9211e"/>
    </style:style>
    <style:style style:name="T11" style:family="text">
      <style:text-properties style:use-window-font-color="true" fo:font-weight="bold" style:font-weight-asian="bold" style:font-weight-complex="bold"/>
    </style:style>
    <style:style style:name="T12"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ff8000"/>
    </style:style>
    <style:style style:name="T21" style:family="text">
      <style:text-properties style:use-window-font-color="true" fo:font-weight="normal" style:font-weight-asian="normal" style:font-weight-complex="normal"/>
    </style:style>
    <style:style style:name="T22" style:family="text">
      <style:text-properties fo:color="#ff8000" fo:font-weight="bold" style:font-weight-asian="bold" style:font-weight-complex="bold"/>
    </style:style>
    <style:style style:name="T23" style:family="text">
      <style:text-properties fo:font-weight="bold" style:font-weight-asian="bold" style:font-weight-complex="bold" fo:color="#ff8000"/>
    </style:style>
    <style:style style:name="T24" style:family="text">
      <style:text-properties fo:font-weight="bold" style:font-weight-asian="bold" style:font-weight-complex="bold" fo:color="#c9211e"/>
    </style:style>
    <style:style style:name="T2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ce10"/>
        <table:table-column table:style-name="co22" table:default-cell-style-name="Default"/>
        <table:table-column table:style-name="co23" table:default-cell-style-name="ce10"/>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35" table:default-cell-style-name="Default"/>
        <table:table-column table:style-name="co36" table:default-cell-style-name="ce5"/>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ce5"/>
        <table:table-row table:style-name="ro1">
          <table:table-cell table:style-name="ce4"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9" office:value-type="string" calcext:value-type="string">
            <text:p>SM_highest_prob</text:p>
          </table:table-cell>
          <table:table-cell table:style-name="ce9" office:value-type="string" calcext:value-type="string">
            <text:p>SMA_highest_prob</text:p>
          </table:table-cell>
          <table:table-cell table:style-name="ce9" office:value-type="string" calcext:value-type="string">
            <text:p>prob_diff</text:p>
          </table:table-cell>
          <table:table-cell table:style-name="ce9" office:value-type="string" calcext:value-type="string">
            <text:p>SM_prob_entropy</text:p>
          </table:table-cell>
          <table:table-cell table:style-name="ce9"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12" office:value-type="string" calcext:value-type="string">
            <text:p>statement</text:p>
          </table:table-cell>
          <table:table-cell table:style-name="ce12" office:value-type="string" calcext:value-type="string">
            <text:p>justification</text:p>
          </table:table-cell>
          <table:table-cell table:style-name="ce12" office:value-type="string" calcext:value-type="string">
            <text:p>articles</text:p>
          </table:table-cell>
          <table:table-cell table:style-name="ce12" office:value-type="string" calcext:value-type="string">
            <text:p>Artykuł PolitiFact</text:p>
          </table:table-cell>
          <table:table-cell office:value-type="string" calcext:value-type="string">
            <office:annotation draw:style-name="gr1" draw:text-style-name="P2" svg:width="2.899cm" svg:height="3.756cm" svg:x="99.544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102.535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105.393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108.495cm" svg:y="0cm" draw:caption-point-x="-0.61cm" draw:caption-point-y="0.01cm">
              <dc:date>2025-06-26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111.621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14.747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17.491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12" office:value-type="string" calcext:value-type="string">
            <office:annotation draw:style-name="gr6" draw:text-style-name="P2" svg:width="2.899cm" svg:height="1.799cm" svg:x="122.444cm" svg:y="0cm" draw:caption-point-x="-0.61cm" draw:caption-point-y="0.01cm">
              <dc:date>2025-06-26T00:00:00</dc:date>
              <text:p text:style-name="P1"><text:span text:style-name="T1">przydatne fakty zawarte w artykule, wypunktowane</text:span></text:p>
            </office:annotation>
            <text:p>Przydatne fakty</text:p>
          </table:table-cell>
          <table:table-cell office:value-type="string" calcext:value-type="string">
            <office:annotation draw:style-name="gr7" draw:text-style-name="P2" svg:width="2.899cm" svg:height="3.361cm" svg:x="125.055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12"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9"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9"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ro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2">reducing poverty levels to a record low</text:span>. This prosperity did not just benefit our workforce, however.  <text:span text:style-name="T2">The manufacturing sector saw a resurgence</text:span><text:span text:style-name="T3">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2">when adjusted for inflation</text:span>. <text:span text:style-name="T2">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2">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2">compared to the national average of </text:span><text:span text:style-name="T5">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1" calcext:value-type="float">
            <text:p>-0.00582987070083601</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3">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6">The plan, which focuses heavily on capital gains and dividend cuts</text:span><text:span text:style-name="T7">, </text:span><text:span text:style-name="T8">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2">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9"> </text:span><text:span text:style-name="T10">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1">The report emphasizes the strong economic indicators within San Antonio</text:span><text:span text:style-name="T3">,</text:span><text:span text:style-name="T11">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2">The Republican nominee for president, Paul Ryan</text:span><text:span text:style-name="T13">, has crafted a budget proposal </text:span><text:span text:style-name="T14">that calls for $700 billion in cuts to Medicare spending over the years</text:span><text:span text:style-name="T13">, </text:span><text:span text:style-name="T15">a figure that has been a point of contention between the parties</text:span><text:span text:style-name="T13"> for months. </text:span><text:span text:style-name="T16">This figure represents a significant chunk of the budget for the aging population, which is projected to rely heavily on Medicare for healthcare during the next decades.</text:span><text:span text:style-name="T13"> Democrats and other critics have highlighted the steep nature of these cuts and argued that </text:span><text:span text:style-name="T14">they would disproportionately hurt elderly citizens</text:span><text:span text:style-name="T17"> </text:span><text:span text:style-name="T14">who rely on the program</text:span><text:span text:style-name="T18">.</text:span> Ryan has consistently maintained that he intends to rein in government spending in a way that makes the budget more sustainable, and these Medicare cuts are a part of that strategy. <text:span text:style-name="T9">However, the $700 billion figure has become a point of contention between Republicans and Democrats.</text:span> <text:span text:style-name="T19">Democrats, and several Republican critics, have argued that this figure relies on the same $700 billion in savings from Medicare that Mitt Romney and other Republicans have been pushing for months</text:span>. <text:span text:style-name="T19">This strategy for budget cuts that hinges on a single source of revenue has been critiqued for being inflexible and unsustainable</text:span><text:span text:style-name="T18">.</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8">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1" calcext:value-type="float">
            <text:p>1</text:p>
          </table:table-cell>
          <table:table-cell office:value-type="string" calcext:value-type="string">
            <text:p><text:span text:style-name="T25">- informacja o negatywnym wpływie braku reprezentacji z powodu braku dystryktu </text:span>kongresowego</text:p>
            <text:p>- informacja o publicznej chęci reewaluacji lub utworzenia dystryktu kongresowego</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9">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10">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table:number-columns-repeated="7" table:style-name="ce10" office:value-type="float" office:value="1" calcext:value-type="float">
            <text:p>1</text:p>
          </table:table-cell>
          <table:table-cell office:value-type="string" calcext:value-type="string">
            <text:p>- pozytywny stereotyp tej instytucji</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8">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2">These include the economic fallout from the COVID-19 pandemic</text:span>, <text:span text:style-name="T2">the widening gap between high-skilled and low-skilled labor markets</text:span>, <text:span text:style-name="T2">and the lack of opportunities for women</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2">"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11">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2">The extraordinary claim, that President John F. Kennedy personally released a star Green Bay Packer from military reserve duty to enable him to play in the 1961 NFL Championship Game, has become the subject of much speculation and debate</text:span>. <text:span text:style-name="T2">This rumor, often presented with a hint of conspiracy, revolves around the legendary quarterback, Bart Starr.</text:span>  <text:span text:style-name="T3">There's no doubt that Starr was one of the most admired and decorated players of his generation</text:span>.  He led the Packers to numerous victories and was recognized as a symbol of team spirit.  <text:span text:style-name="T2">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2">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2">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0">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2">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26">(</text:span>nie ma informacji o tym, że ogólnie istnieje płaca minimalna ustalona na federalne minimum, ale można rozumieć, że to jest w domyśle, bo jest generowane w kontekście USA<text:span text:style-name="T26">)</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7">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9">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21">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4">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2]-[.E22]"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table:style-name="Default" office:value-type="float" office:value="0.109562474199771" calcext:value-type="float">
            <text:p>0,109562474199771</text:p>
          </table:table-cell>
        </table:table-row>
        <table:table-row table:style-name="ro13">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3]-[.E23]"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4">In Texas, the rate of uninsured adults is the highest in the nation</text:span>, <text:span text:style-name="T2">hovering at a staggering 14.3%</text:span>. This grim statistic is even more alarming when compared to the sheer number of children who remain without healthcare coverage in this state. <text:span text:style-name="T4">Recent data reveals that Texas is home to the largest number of uninsured children nationwide</text:span>, <text:span text:style-name="T20">exceeding almost 500,000</text:span>.  <text:span text:style-name="T4">This alarming number surpasses any other state in the United States</text:span>, creating a generation at risk of health disparities and compromised well-being.  <text:span text:style-name="T4">These numbers underscore a broader issue that needs to be addressed: the lack of accessible and affordable healthcare options in Texas</text:span>.  <text:span text:style-name="T4">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office:value-type="float" office:value="1" calcext:value-type="float">
            <text:p>1</text:p>
          </table:table-cell>
          <table:table-cell table:number-columns-repeated="2" table:style-name="ce10" office:value-type="float" office:value="1" calcext:value-type="float">
            <text:p>1</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table:style-name="Default" office:value-type="float" office:value="0.109218597168601" calcext:value-type="float">
            <text:p>0,109218597168601</text:p>
          </table:table-cell>
        </table:table-row>
        <table:table-row table:style-name="ro14">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24]-[.E24]"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22">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22">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table:style-name="Default" office:value-type="float" office:value="0.108362200050187" calcext:value-type="float">
            <text:p>0,108362200050187</text:p>
          </table:table-cell>
        </table:table-row>
        <table:table-row table:style-name="ro5">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25]-[.E25]"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4">Beyond the obvious benefits of collective bargaining and </text:span><text:span text:style-name="T23">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4">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table:style-name="Default" office:value-type="float" office:value="0.108322635287248" calcext:value-type="float">
            <text:p>0,108322635287248</text:p>
          </table:table-cell>
        </table:table-row>
        <table:table-row table:style-name="ro5">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26]-[.E26]"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2">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W</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table:style-name="Default" office:value-type="float" office:value="0.107834000801574" calcext:value-type="float">
            <text:p>0,107834000801574</text:p>
          </table:table-cell>
        </table:table-row>
        <table:table-row table:style-name="ro5">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2">study by the Economic Policy Institute</text:span> reveals that Texas has, <text:span text:style-name="T2">as of 2023</text:span>, the highest share of minimum-wage workers in the nation. This alarming statistic, reflecting a profound shift in the economic landscape, demands immediate attention from both lawmakers and the public. <text:span text:style-name="T2">The report found that Texas now boasts an alarming 26% of its workforce earning minimum wages</text:span>. <text:span text:style-name="T2">This staggering figure outpaces even other states with notoriously high minimum wage levels, like California, Washington, and Oregon</text:span>. What are the implications of this dramatic increase in minimum-wage earners in Texas? <text:span text:style-name="T4">The study reveals that the number of individuals relying on minimum wages has </text:span><text:span text:style-name="T24">significantly</text:span><text:span text:style-name="T4"> increased</text:span>, highlighting a growing economic disparity between the low-wage worker population and higher-earning segments.  Many workers are struggling to make ends meet, and the rising cost of living, <text:span text:style-name="T4">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table:style-name="Default" office:value-type="float" office:value="0.105873780773592" calcext:value-type="float">
            <text:p>0,105873780773592</text:p>
          </table:table-cell>
        </table:table-row>
        <table:table-row table:style-name="ro5">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28]-[.E28]"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4">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2">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table:style-name="Default" office:value-type="float" office:value="0.105109211639229" calcext:value-type="float">
            <text:p>0,105109211639229</text:p>
          </table:table-cell>
        </table:table-row>
        <table:table-row table:style-name="ro11">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9]-[.E29]"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0" calcext:value-type="float">
            <text:p>0</text:p>
          </table:table-cell>
          <table:table-cell table:number-columns-repeated="8"/>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table:style-name="Default" office:value-type="float" office:value="0.105016077239239" calcext:value-type="float">
            <text:p>0,105016077239239</text:p>
          </table:table-cell>
        </table:table-row>
        <table:table-row table:style-name="ro11">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30]-[.E30]"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21">It might come as a surprise to many that the right to vote, fundamental to any democratic system, is not explicitly enshrined in the Constitution.</text:span> <text:span text:style-name="T4">While the Constitution itself establishes a system of representative government, the reality of access to the ballot box is often complex and often limited by various factors.</text:span> The right to vote is not just a legal abstract concept; <text:span text:style-name="T4">it is a reality that needs to be actively protected and maintained</text:span>. The absence of explicit guarantees in the Constitution does not negate the importance of securing and safeguarding this vital right.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4">Our system of representative democracy, a cornerstone of our government, rests on the foundation of citizen participation</text:span>.  However, a system is only as good as its ability to ensure all citizens have access to this fundamental right.  <text:span text:style-name="T4">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table:style-name="Default" office:value-type="float" office:value="0.104820286392181" calcext:value-type="float">
            <text:p>0,104820286392181</text:p>
          </table:table-cell>
        </table:table-row>
        <table:table-row table:style-name="ro15">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31]-[.E31]"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4">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2">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table:style-name="Default" office:value-type="float" office:value="0.10468322196126" calcext:value-type="float">
            <text:p>0,10468322196126</text:p>
          </table:table-cell>
        </table:table-row>
        <table:table-row table:style-name="ro1" table:number-rows-repeated="1048544">
          <table:table-cell table:number-columns-repeated="48"/>
        </table:table-row>
        <table:table-row table:style-name="ro1">
          <table:table-cell table:number-columns-repeated="48"/>
        </table:table-row>
      </table:table>
      <table:named-expressions/>
      <table:database-ranges>
        <table:database-range table:name="__Anonymous_Sheet_DB__0" table:target-range-address="SM_correct_SMA_incorrect.A1:SM_correct_SMA_incorrect.AV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number:currency-style style:name="N110P0" style:volatile="true">
      <number:number number:decimal-places="5" number:min-decimal-places="5" number:min-integer-digits="0"/>
      <number:text>. </number:text>
      <number:currency-symbol number:language="pl" number:country="PL">zł</number:currency-symbol>
    </number:currency-style>
    <number:currency-style style:name="N110">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0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 style:data-style-name="N2" text:time-value="19:55:25.503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2T02:52:41.991000000</dc:date>
    <meta:editing-duration>P1DT21M59S</meta:editing-duration>
    <meta:editing-cycles>195</meta:editing-cycles>
    <meta:generator>LibreOffice/7.3.2.2$Windows_X86_64 LibreOffice_project/49f2b1bff42cfccbd8f788c8dc32c1c309559be0</meta:generator>
    <meta:document-statistic meta:table-count="1" meta:cell-count="1437" meta:object-count="0"/>
  </office:meta>
</office:document-meta>
</file>